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al(1)(i)*(+sqrt(2)/2)</text:p>
          </table:table-cell>
          <table:table-cell office:value-type="string" calcext:value-type="string">
            <text:p>Re, Im</text:p>
          </table:table-cell>
          <table:table-cell office:value-type="string" calcext:value-type="string">
            <text:p>2. Zei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(1)(i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(1)(1)*(+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al(3)(1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(3)(1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al(3)(1)*(+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al(5)(1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(5)(1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ag(5)(1)*(-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al(7)(1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mag(7)(1)*(+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al(7)(1)*(-sqrt(2)/2)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2. Zeil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al(1)(i)*(-sqrt(2)/2)</text:p>
          </table:table-cell>
          <table:table-cell office:value-type="string" calcext:value-type="string">
            <text:p>Re </text:p>
          </table:table-cell>
          <table:table-cell office:value-type="string" calcext:value-type="string">
            <text:p>4. Zeil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mag(1)(i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al(1)(i)*(+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eal(3)(i)*(+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mag(3)(i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mag(3)(i)*(+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al(5)(i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mag(5)(i)*(+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al(5)(i)*(-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al(7)(i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mag(7)(i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mag(7)(i)*(-sqrt(2)/2)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4. Zeile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al(1)(i)*(-sqrt(2)/2)</text:p>
          </table:table-cell>
          <table:table-cell office:value-type="string" calcext:value-type="string">
            <text:p>Re, Im</text:p>
          </table:table-cell>
          <table:table-cell office:value-type="string" calcext:value-type="string">
            <text:p>6. Zeile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mag(1)(i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mag(1)(i)*(-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al(3)(i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mag(3)(i)*(+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al(1)(i)*(-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al(5)(i)*(+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mag(5)(i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mag(5)(i)*(+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eal(7)(i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mag(7)(i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eal(7)(i)*(+sqrt(2)/2)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6. Zeile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eal(1)(i)*(+sqrt(2)/2)</text:p>
          </table:table-cell>
          <table:table-cell office:value-type="string" calcext:value-type="string">
            <text:p>Re, Im</text:p>
          </table:table-cell>
          <table:table-cell office:value-type="string" calcext:value-type="string">
            <text:p>8. Zeile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mag(1)(i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imag(1)(i)*(-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real(3)(i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mag(3)(i)*(+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mag(3)(i)*(-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eal(5)(i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mag(5)(i)*(-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real(5)(i)*(+sqrt(2)/2)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eal(7)(i)*(+sqrt(2)/2)</text:p>
          </table:table-cell>
          <table:table-cell office:value-type="string" calcext:value-type="string">
            <text:p>Re, Im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mag(7)(i)*(-sqrt(2)/2)</text:p>
          </table:table-cell>
          <table:table-cell office:value-type="string" calcext:value-type="string">
            <text:p>Re 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imag(7)(i)*(+sqrt(2)/2)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8. Ze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40:15.109020000</meta:creation-date>
    <dc:date>2017-12-06T12:27:57.890228566</dc:date>
    <meta:editing-duration>PT6M2S</meta:editing-duration>
    <meta:editing-cycles>1</meta:editing-cycles>
    <meta:document-statistic meta:table-count="1" meta:cell-count="152" meta:object-count="0"/>
    <meta:generator>LibreOffice/5.4.1.2$Linux_X86_64 LibreOffice_project/40m0$Build-2</meta:generator>
  </office:meta>
</office:document-meta>
</file>